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3.571875cm" style:use-optimal-column-width="true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5.635625cm" style:use-optimal-column-width="true"/>
    </style:style>
    <style:style style:name="co7" style:family="table-column">
      <style:table-column-properties fo:break-before="auto" style:column-width="3.01625cm" style:use-optimal-column-width="true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True&quot;;&quot;False&quot;)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Has gender "gap" in media</text:p>
          </table:table-cell>
          <table:table-cell office:value-type="string" table:style-name="ce1">
            <text:p>Is text-based media</text:p>
          </table:table-cell>
          <table:table-cell office:value-type="string" table:style-name="ce1">
            <text:p>Includes NLP</text:p>
          </table:table-cell>
          <table:table-cell office:value-type="string" table:style-name="ce1">
            <text:p>Has more than 10 pages of text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ttps://doi.org/10.1145/3442442.3452325</text:p>
          </table:table-cell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ttps://doi.org/10.1145/3159450.3159618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<text:a xlink:href="https://doi.org/10.1145/3359300">https://doi.org/10.1145/3359300</text:a></text:p>
          </table:table-cell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False</text:p>
          </table:table-cell>
          <table:table-cell office:value-type="string" table:content-validation-name="val1" table:style-name="ce1">
            <text:p>False</text:p>
          </table:table-cell>
          <table:table-cell office:value-type="string" table:content-validation-name="val1" table:style-name="ce1">
            <text:p>True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ttps://doi.org/10.1145/3524501.3527598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ttps://doi.org/10.1145/3524887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True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ttps://doi.org/10.1145/3366423.3380275</text:p>
          </table:table-cell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ttps://doi.org/10.1145/3267305.3274189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ttps://doi.org/10.1145/3393914.3395900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<text:a xlink:href="https://doi.org/10.1145/3477495.3531660">https://doi.org/10.1145/3477495.3531660</text:a></text:p>
          </table:table-cell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False</text:p>
          </table:table-cell>
          <table:table-cell office:value-type="string" table:style-name="ce1">
            <text:p>ändlich wie GGT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ttps://doi.org/10.1145/3415225</text:p>
          </table:table-cell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False</text:p>
          </table:table-cell>
          <table:table-cell office:value-type="string" table:content-validation-name="val1" table:style-name="ce1">
            <text:p>False</text:p>
          </table:table-cell>
          <table:table-cell office:value-type="string" table:content-validation-name="val1" table:style-name="ce1">
            <text:p>True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ttps://doi.org/10.1145/3486011.3486426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https://doi.org/10.1145/3510458.3513018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True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https://doi.org/10.1145/3447548.3467134</text:p>
          </table:table-cell>
          <table:table-cell office:value-type="string" table:content-validation-name="val1" table:style-name="ce1">
            <text:p>True</text:p>
          </table:table-cell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office:value-type="string" table:content-validation-name="val1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ttps://doi.org/10.1145/3290605.3300857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True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<text:a xlink:href="https://doi.org/10.1145/3422841.3423536">https://doi.org/10.1145/3422841.3423536</text:a>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office:value-type="string" table:content-validation-name="val1" table:style-name="ce1">
            <text:p>True</text:p>
          </table:table-cell>
          <table:table-cell office:value-type="string" table:content-validation-name="val1" table:style-name="ce1">
            <text:p>False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ttps://doi.org/10.1145/3555590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office:value-type="string" table:content-validation-name="val1" table:style-name="ce1">
            <text:p>True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https://doi.org/10.1145/3449216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True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https://doi.org/10.1145/3290607.3312989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https://doi.org/10.1145/3459637.3482375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https://doi.org/10.1145/3209978.3210228</text:p>
          </table:table-cell>
          <table:table-cell office:value-type="string" table:content-validation-name="val1" table:style-name="ce1">
            <text:p>False</text:p>
          </table:table-cell>
          <table:table-cell table:content-validation-name="val1" table:style-name="ce1"/>
          <table:table-cell table:content-validation-name="val1" table:style-name="ce1"/>
          <table:table-cell office:value-type="string" table:content-validation-name="val1" table:style-name="ce1">
            <text:p>False</text:p>
          </table:table-cell>
          <table:table-cell table:number-columns-repeated="16378"/>
        </table:table-row>
        <table:table-row table:number-rows-repeated="202" table:style-name="ro1">
          <table:table-cell table:number-columns-repeated="2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378"/>
        </table:table-row>
        <table:table-row table:number-rows-repeated="10483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nina Aeschbacher</dc:creator>
    <meta:creation-date>2023-02-27T20:12:53Z</meta:creation-date>
    <dc:date>2023-02-28T18:36:04Z</dc:date>
    <meta:editing-cycles>1</meta:editing-cycles>
    <meta:editing-duration>PT0S</meta:editing-duration>
  </office:meta>
</office:document-meta>
</file>